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ecause having OAuth tokens outside the main flow is creates a second layer of protection by adding a second prox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